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e59f8"/>
    </style:style>
    <style:style style:name="P2" style:family="paragraph" style:parent-style-name="Standard">
      <style:text-properties officeooo:paragraph-rsid="001f5cce"/>
    </style:style>
    <style:style style:name="P3" style:family="paragraph" style:parent-style-name="Standard">
      <style:text-properties officeooo:paragraph-rsid="0021037b"/>
    </style:style>
    <style:style style:name="P4" style:family="paragraph" style:parent-style-name="Standard">
      <style:text-properties officeooo:paragraph-rsid="00227f7a"/>
    </style:style>
    <style:style style:name="P5" style:family="paragraph" style:parent-style-name="Standard">
      <style:text-properties officeooo:paragraph-rsid="00245f0c"/>
    </style:style>
    <style:style style:name="P6" style:family="paragraph" style:parent-style-name="Standard">
      <style:text-properties officeooo:paragraph-rsid="0026559e"/>
    </style:style>
    <style:style style:name="P7" style:family="paragraph" style:parent-style-name="Standard">
      <style:text-properties officeooo:paragraph-rsid="00265fbf"/>
    </style:style>
    <style:style style:name="P8" style:family="paragraph" style:parent-style-name="Standard">
      <style:text-properties officeooo:paragraph-rsid="00276f9f"/>
    </style:style>
    <style:style style:name="P9" style:family="paragraph" style:parent-style-name="Standard">
      <style:text-properties officeooo:paragraph-rsid="00277a2c"/>
    </style:style>
    <style:style style:name="P10" style:family="paragraph" style:parent-style-name="Standard">
      <style:text-properties officeooo:paragraph-rsid="00281bd1"/>
    </style:style>
    <style:style style:name="P11" style:family="paragraph" style:parent-style-name="Standard">
      <style:text-properties officeooo:paragraph-rsid="002990d6"/>
    </style:style>
    <style:style style:name="P12" style:family="paragraph" style:parent-style-name="Standard">
      <style:text-properties officeooo:paragraph-rsid="002a6c2f"/>
    </style:style>
    <style:style style:name="T1" style:family="text">
      <style:text-properties officeooo:rsid="001e59f8"/>
    </style:style>
    <style:style style:name="T2" style:family="text">
      <style:text-properties officeooo:rsid="001f5cce"/>
    </style:style>
    <style:style style:name="T3" style:family="text">
      <style:text-properties officeooo:rsid="0021037b"/>
    </style:style>
    <style:style style:name="T4" style:family="text">
      <style:text-properties officeooo:rsid="00227f7a"/>
    </style:style>
    <style:style style:name="T5" style:family="text">
      <style:text-properties officeooo:rsid="00245f0c"/>
    </style:style>
    <style:style style:name="T6" style:family="text">
      <style:text-properties officeooo:rsid="0026559e"/>
    </style:style>
    <style:style style:name="T7" style:family="text">
      <style:text-properties officeooo:rsid="00265fbf"/>
    </style:style>
    <style:style style:name="T8" style:family="text">
      <style:text-properties officeooo:rsid="00276f9f"/>
    </style:style>
    <style:style style:name="T9" style:family="text">
      <style:text-properties officeooo:rsid="00277a2c"/>
    </style:style>
    <style:style style:name="T10" style:family="text">
      <style:text-properties officeooo:rsid="00281bd1"/>
    </style:style>
    <style:style style:name="T11" style:family="text">
      <style:text-properties officeooo:rsid="002990d6"/>
    </style:style>
    <style:style style:name="T12" style:family="text">
      <style:text-properties officeooo:rsid="002a6c2f"/>
    </style:style>
    <style:style style:name="T13" style:family="text">
      <style:text-properties officeooo:rsid="002b63d7"/>
    </style:style>
    <style:style style:name="T14" style:family="text">
      <style:text-properties officeooo:rsid="002ca810"/>
    </style:style>
    <style:style style:name="T15" style:family="text">
      <style:text-properties officeooo:rsid="002cd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172</text:span></text:p>
      <text:p text:style-name="P1"><text:span text:style-name="T1">35.</text:span></text:p>
      <text:p text:style-name="P11"><text:span text:style-name="T11">CPU Efficiency = (Time does calculation) / Total CPU Time (including context switch)</text:span></text:p>
      <text:p text:style-name="P1"><text:span text:style-name="T1">(a)</text:span></text:p>
      <text:p text:style-name="P2"><text:span text:style-name="T2">T / (T + S)</text:span></text:p>
      <text:p text:style-name="P1"><text:span text:style-name="T1"/></text:p>
      <text:p text:style-name="P1"><text:span text:style-name="T1">(b)</text:span></text:p>
      <text:p text:style-name="P2"><text:span text:style-name="T2">T/ (T + S)</text:span></text:p>
      <text:p text:style-name="P2"><text:span text:style-name="T2"/></text:p>
      <text:p text:style-name="P1"><text:span text:style-name="T1">(c)</text:span></text:p>
      <text:p text:style-name="P2"><text:span text:style-name="T2">Q / (Q + S)</text:span></text:p>
      <text:p text:style-name="P1"><text:span text:style-name="T1"/></text:p>
      <text:p text:style-name="P1"><text:span text:style-name="T1">(d)</text:span></text:p>
      <text:p text:style-name="P2"><text:span text:style-name="T2">1/ 2</text:span></text:p>
      <text:p text:style-name="P1"><text:span text:style-name="T1"/></text:p>
      <text:p text:style-name="P1"><text:span text:style-name="T1">(e)</text:span></text:p>
      <text:p text:style-name="P2"><text:span text:style-name="T2">limit of the efficiency goes to 0 as Q goes to 0.</text:span></text:p>
      <text:p text:style-name="P2"><text:span text:style-name="T2"/></text:p>
      <text:p text:style-name="P3"><text:span text:style-name="T3">36.</text:span></text:p>
      <text:p text:style-name="P3"><text:span text:style-name="T3">sort([9, 6, 3, 5, X], ascending_order)</text:span></text:p>
      <text:p text:style-name="P3"><text:span text:style-name="T3"/></text:p>
      <text:p text:style-name="P3"><text:span text:style-name="T3">37.</text:span></text:p>
      <text:p text:style-name="P10"><text:span text:style-name="T10">from statistics import mean </text:span><text:span text:style-name="T11">because shorter jobs will always finish first.</text:span></text:p>
      <text:p text:style-name="P3"><text:span text:style-name="T3"/></text:p>
      <text:p text:style-name="P3"><text:span text:style-name="T3">(a)</text:span></text:p>
      <text:p text:style-name="P12"><text:span text:style-name="T12">Assume Q &lt; 2min (of course). </text:span><text:span text:style-name="T13">For convenience, </text:span><text:span text:style-name="T15">assume </text:span><text:span text:style-name="T13">round robin will schedule in [10, 8, 6, 4, 2] order.</text:span></text:p>
      <text:p text:style-name="P12"><text:span text:style-name="T12">At each round robin “round”, all process will have the equivalent run time according to the nature of the algorithm.</text:span></text:p>
      <text:p text:style-name="P12"><text:span text:style-name="T12">The algorithm will run as follows (For convenience, job id is taken from its run time):</text:span></text:p>
      <text:p text:style-name="P12"><text:span text:style-name="T12">Job #2 finishes. Rest estimation [</text:span><text:span text:style-name="T13">8, 6, 4, 2, #</text:span><text:span text:style-name="T12">] Turnaround for job #2 = 2*5</text:span></text:p>
      <text:p text:style-name="P12"><text:span text:style-name="T12">Job #4 finishes. Rest estimation [</text:span><text:span text:style-name="T13">6, 4, 2, #, #</text:span><text:span text:style-name="T12">] Turnaround for job #4 = 2*5 + 2*4</text:span></text:p>
      <text:p text:style-name="P12"><text:span text:style-name="T12">Similar pattern can be found for Job #6, Job #8 and Job #10.</text:span></text:p>
      <text:p text:style-name="P12"><text:span text:style-name="T12">t = [2*5, 2*5 + 2*4, 2*5 + 2*4 + 2*3, 2*5 + 2*4 + 2*3 + 2*2, 2*5 + 2*4 + 2*3 + 2*2 + 2*1]</text:span></text:p>
      <text:p text:style-name="P12"><text:span text:style-name="T12">mean(t) = 22</text:span></text:p>
      <text:p text:style-name="P12"><text:span text:style-name="T12"/></text:p>
      <text:p text:style-name="P12"><text:span text:style-name="T12"/></text:p>
      <text:p text:style-name="P3"><text:span text:style-name="T3"/></text:p>
      <text:p text:style-name="P3"><text:span text:style-name="T3">(b)</text:span></text:p>
      <text:p text:style-name="P3"><text:span text:style-name="T3">Since run time for each job is unique, we use run time as the job id, for convenience.</text:span></text:p>
      <text:p text:style-name="P3"><text:span text:style-name="T3">So the order that jobs will run:</text:span></text:p>
      <text:p text:style-name="P3"><text:span text:style-name="T3">[6, 8, 10, 2, 4]</text:span></text:p>
      <text:p text:style-name="P3"><text:span text:style-name="T3">Turn around time for each job:</text:span></text:p>
      <text:p text:style-name="P3"><text:span text:style-name="T3">t = [6, 14, 2</text:span><text:span text:style-name="T11">2</text:span><text:span text:style-name="T3">, 2</text:span><text:span text:style-name="T11">4</text:span><text:span text:style-name="T3">, </text:span><text:span text:style-name="T11">28</text:span><text:span text:style-name="T3">]</text:span></text:p>
      <text:p text:style-name="P3"><text:span text:style-name="T3">mean(t) = 2</text:span><text:span text:style-name="T10">0</text:span></text:p>
      <text:p text:style-name="P3"><text:span text:style-name="T3"/></text:p>
      <text:p text:style-name="P3"><text:span text:style-name="T3">(c)</text:span></text:p>
      <text:p text:style-name="P3"><text:span text:style-name="T3">Jobs will run in following order:</text:span></text:p>
      <text:p text:style-name="P3"><text:span text:style-name="T3">[10, 6, 2, 4, 8]</text:span></text:p>
      <text:p text:style-name="P3"><text:span text:style-name="T3">Turn around time for each job:</text:span></text:p>
      <text:p text:style-name="P3"><text:span text:style-name="T3">t = [10, 16, 18, 22, 30]</text:span></text:p>
      <text:p text:style-name="P3"><text:span text:style-name="T3">mean(t) = 1</text:span><text:span text:style-name="T11">9.2</text:span></text:p>
      <text:p text:style-name="P3"><text:soft-page-break/><text:span text:style-name="T3"/></text:p>
      <text:p text:style-name="P3"><text:span text:style-name="T3">(d)</text:span></text:p>
      <text:p text:style-name="P3"><text:span text:style-name="T3">Jobs will run in following order:</text:span></text:p>
      <text:p text:style-name="P3"><text:span text:style-name="T3">[2, 4, 6, 8, 10]</text:span></text:p>
      <text:p text:style-name="P3"><text:span text:style-name="T3">Turn around time for each job</text:span></text:p>
      <text:p text:style-name="P3"><text:span text:style-name="T3">t = [2, 6, 12, 20, 30]</text:span></text:p>
      <text:p text:style-name="P3"><text:span text:style-name="T3">mean(t) = 1</text:span><text:span text:style-name="T10">4</text:span></text:p>
      <text:p text:style-name="P3"><text:span text:style-name="T3"/></text:p>
      <text:p text:style-name="P3"><text:span text:style-name="T3">40.</text:span></text:p>
      <text:p text:style-name="P9"><text:span text:style-name="T9">If we use T0 as the initial prediction. </text:span><text:span text:style-name="T10">(Which is also actual run time)</text:span></text:p>
      <text:p text:style-name="P9"><text:span text:style-name="T9">T4 = (1/2)*T3 + (1/</text:span><text:span text:style-name="T10">4</text:span><text:span text:style-name="T9">)*</text:span><text:span text:style-name="T10">T2 + (1/8)*T1 + (1/8)T0</text:span></text:p>
      <text:p text:style-name="P9"><text:span text:style-name="T10"><text:s text:c="6"/>= 25</text:span></text:p>
      <text:p text:style-name="P4"><text:span text:style-name="T4">41.</text:span></text:p>
      <text:p text:style-name="P4"><text:span text:style-name="T4">35/50 + 20/100 + 10/200 + x/250 &lt;= 1</text:span></text:p>
      <text:p text:style-name="P4"><text:span text:style-name="T10">-&gt; </text:span><text:span text:style-name="T4">x &lt;= 25 / 2</text:span></text:p>
      <text:p text:style-name="P4"><text:span text:style-name="T4"/></text:p>
      <text:p text:style-name="P4"><text:span text:style-name="T4"/></text:p>
      <text:p text:style-name="P4"><text:span text:style-name="T4"/></text:p>
      <text:p text:style-name="P4"><text:span text:style-name="T4">Chapter 3</text:span></text:p>
      <text:p text:style-name="P4"><text:span text:style-name="T4">2. Two files </text:span><text:span text:style-name="T7">are sent to upload to disk and disk is filled before any of those files are completely uploaded. So neither is able to print since neither finishes uploading. Neither is able to continue uploading since no disk space is available.</text:span></text:p>
      <text:p text:style-name="P4"><text:span text:style-name="T4"/></text:p>
      <text:p text:style-name="P4"><text:span text:style-name="T4">16.</text:span></text:p>
      <text:p text:style-name="P9"><text:span text:style-name="T9">If D ask for one more, it is still in safe state. Resolving seq: C-&gt;D-&gt;B-&gt;A</text:span></text:p>
      <text:p text:style-name="P9"><text:span text:style-name="T9">If C ask for one more, it is not in safe state. Initially none of the processes will be satisfied.</text:span></text:p>
      <text:p text:style-name="P4"><text:span text:style-name="T4"/></text:p>
      <text:p text:style-name="P9"><text:span text:style-name="T9">17.</text:span></text:p>
      <text:p text:style-name="P6"><text:span text:style-name="T6">No. </text:span><text:span text:style-name="T7">At least one process will have 3 resources so that it will not hold.</text:span></text:p>
      <text:p text:style-name="P6"><text:span text:style-name="T6"/></text:p>
      <text:p text:style-name="P5"><text:span text:style-name="T5">18.</text:span></text:p>
      <text:p text:style-name="P6"><text:span text:style-name="T6">r = (m – 1) * p + 1; //At least one process will have all required resources.</text:span></text:p>
      <text:p text:style-name="P5"><text:span text:style-name="T5"/></text:p>
      <text:p text:style-name="P5"><text:span text:style-name="T5">22.</text:span></text:p>
      <text:p text:style-name="P9"><text:span text:style-name="T9">The “resource needed” matrix is as follows:</text:span></text:p>
      <text:p text:style-name="P9"><text:span text:style-name="T9">A 01012</text:span></text:p>
      <text:p text:style-name="P9"><text:span text:style-name="T9">B 02100</text:span></text:p>
      <text:p text:style-name="P9"><text:span text:style-name="T9">C 10300</text:span></text:p>
      <text:p text:style-name="P9"><text:span text:style-name="T9">D 00110</text:span></text:p>
      <text:p text:style-name="P9"><text:span text:style-name="T9"/></text:p>
      <text:p text:style-name="P9"><text:span text:style-name="T9">If x = 1, D resolves, but none of the rest will be able to be satisfied.</text:span></text:p>
      <text:p text:style-name="P9"><text:span text:style-name="T9">If x = 2, resolving sequence: D-&gt;C-&gt;B-&gt;A</text:span></text:p>
      <text:p text:style-name="P9"><text:span text:style-name="T9"/></text:p>
      <text:p text:style-name="P5"><text:span text:style-name="T5"/></text:p>
      <text:p text:style-name="P5"><text:span text:style-name="T5">27.</text:span></text:p>
      <text:p text:style-name="P8"><text:span text:style-name="T8">We will </text:span><text:span text:style-name="T9">put</text:span><text:span text:style-name="T8"> “</text:span><text:span text:style-name="T9">requesting resources” step into critical region (only one process is able to acquire its resource needed at a time). And the process will not acquire resources until it checks to see all resources it needs </text:span><text:span text:style-name="T14">are</text:span><text:span text:style-name="T9"> available and get them all at once.</text:span></text:p>
      <text:p text:style-name="P6"><text:span text:style-name="T6"/></text:p>
      <text:p text:style-name="P7"><text:span text:style-name="T7">31/32 </text:span><text:span text:style-name="T14">See separate attachment</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Panda </meta:initial-creator>
    <meta:creation-date>2014-03-03T23:14:18</meta:creation-date>
    <dc:date>2014-03-05T23:30:23</dc:date>
    <dc:creator>STPanda </dc:creator>
    <meta:editing-duration>P1DT7H53M14S</meta:editing-duration>
    <meta:editing-cycles>5</meta:editing-cycles>
    <meta:generator>LibreOffice/4.0.4.2$Linux_X86_64 LibreOffice_project/400m0$Build-2</meta:generator>
    <meta:document-statistic meta:table-count="0" meta:image-count="0" meta:object-count="0" meta:page-count="2" meta:paragraph-count="72" meta:word-count="552" meta:character-count="2618" meta:non-whitespace-character-count="2131"/>
  </office:meta>
</office:document-meta>
</file>